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paragraph-rsid="00bbacc9"/>
    </style:style>
    <style:style style:name="P13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c21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2"><text:span text:style-name="T14">09.12.2019 - added chapter 8.3.2 Editors - Image Editor - Sidebar - Image Tab.pdf</text:span>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<text:soft-page-break/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<text:soft-page-break/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<text:soft-page-break/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9M38S</meta:editing-duration>
    <meta:editing-cycles>158</meta:editing-cycles>
    <meta:generator>LibreOffice/6.3.2.2$Windows_X86_64 LibreOffice_project/98b30e735bda24bc04ab42594c85f7fd8be07b9c</meta:generator>
    <dc:date>2019-12-09T17:46:11.047000000</dc:date>
    <meta:document-statistic meta:table-count="1" meta:image-count="0" meta:object-count="0" meta:page-count="4" meta:paragraph-count="89" meta:word-count="1455" meta:character-count="8023" meta:non-whitespace-character-count="6647"/>
    <meta:template xlink:type="simple" xlink:actuate="onRequest" xlink:title="standard1cm" xlink:href="../../../../AppData/Roaming/LibreOffice/4/user/template/standard1cm.ott" meta:date="2016-03-28T18:47:57.125000000"/>
  </office:meta>
</office:document-meta>
</file>